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3.41pt" fo:break-before="auto" style:use-optimal-row-height="true"/>
    </style:style>
    <style:style style:name="ro2" style:family="table-row">
      <style:table-row-properties style:row-height="127.84pt" fo:break-before="auto" style:use-optimal-row-height="true"/>
    </style:style>
    <style:style style:name="ro3" style:family="table-row">
      <style:table-row-properties style:row-height="124.61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68.66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169.4pt" fo:break-before="auto" style:use-optimal-row-height="true"/>
    </style:style>
    <style:style style:name="ro10" style:family="table-row">
      <style:table-row-properties style:row-height="326.1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147pt" fo:break-before="auto" style:use-optimal-row-height="true"/>
    </style:style>
    <style:style style:name="ro13" style:family="table-row">
      <style:table-row-properties style:row-height="393.25pt" fo:break-before="auto" style:use-optimal-row-height="true"/>
    </style:style>
    <style:style style:name="ro14" style:family="table-row">
      <style:table-row-properties style:row-height="247.75pt" fo:break-before="auto" style:use-optimal-row-height="true"/>
    </style:style>
    <style:style style:name="ro15" style:family="table-row">
      <style:table-row-properties style:row-height="90.99pt" fo:break-before="auto" style:use-optimal-row-height="true"/>
    </style:style>
    <style:style style:name="ro16" style:family="table-row">
      <style:table-row-properties style:row-height="102.19pt" fo:break-before="auto" style:use-optimal-row-height="true"/>
    </style:style>
    <style:style style:name="ro17" style:family="table-row">
      <style:table-row-properties style:row-height="35.04pt" fo:break-before="auto" style:use-optimal-row-height="true"/>
    </style:style>
    <style:style style:name="ro18" style:family="table-row">
      <style:table-row-properties style:row-height="214.16pt" fo:break-before="auto" style:use-optimal-row-height="true"/>
    </style:style>
    <style:style style:name="ro19"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5" table:default-cell-style-name="ce2"/>
        <table:table-row table:style-name="ro1">
          <table:table-cell table:style-name="ce1" office:value-type="string" calcext:value-type="string">
            <text:p>Status</text:p>
          </table:table-cell>
          <table:table-cell table:style-name="ce3" office:value-type="string" calcext:value-type="string">
            <text:p>Schema Type</text:p>
          </table:table-cell>
          <table:table-cell table:style-name="ce3" office:value-type="string" calcext:value-type="string">
            <text:p>Name</text:p>
          </table:table-cell>
          <table:table-cell table:style-name="ce3" office:value-type="string" calcext:value-type="string">
            <text:p>Used-In</text:p>
          </table:table-cell>
          <table:table-cell table:style-name="ce3" office:value-type="string" calcext:value-type="string">
            <text:p>Definition</text:p>
          </table:table-cell>
        </table:table-row>
        <table:table-row table:style-name="ro2">
          <table:table-cell office:value-type="string" calcext:value-type="string">
            <text:p>New</text:p>
          </table:table-cell>
          <table:table-cell office:value-type="string" calcext:value-type="string">
            <text:p>attribute</text:p>
          </table:table-cell>
          <table:table-cell office:value-type="string" calcext:value-type="string">
            <text:p>AccountEffectiveDate</text:p>
          </table:table-cell>
          <table:table-cell office:value-type="string" calcext:value-type="string">
            <text:p><text:a xlink:href="https://www.fiscal.treasury.gov/data/FMSv48/TASv30/TreasuryAccountSymbolRecords/TreasuryAccountSymbolRecord/BusinessEventTypeRecords/BusinessEventTypeRecord/index.html" xlink:type="simple">/TreasuryAccountSymbolRecords/TreasuryAccountSymbolRecord/BusinessEventTypeRecords/BusinessEventTypeRecord</text:a></text:p>
          </table:table-cell>
          <table:table-cell office:value-type="string" calcext:value-type="string">
            <text:p>Indicates the date when the Treasury Account Symbol (TAS) and Business Event Type Code (BETC) became available for use.</text:p>
          </table:table-cell>
        </table:table-row>
        <table:table-row table:style-name="ro3">
          <table:table-cell office:value-type="string" calcext:value-type="string">
            <text:p>New</text:p>
          </table:table-cell>
          <table:table-cell office:value-type="string" calcext:value-type="string">
            <text:p>attribute</text:p>
          </table:table-cell>
          <table:table-cell office:value-type="string" calcext:value-type="string">
            <text:p>AccountEndDate</text:p>
          </table:table-cell>
          <table:table-cell office:value-type="string" calcext:value-type="string">
            <text:p><text:a xlink:href="https://www.fiscal.treasury.gov/data/FMSv48/TASv30/TreasuryAccountSymbolRecords/TreasuryAccountSymbolRecord/BusinessEventTypeRecords/BusinessEventTypeRecord/index.html" xlink:type="simple">/TreasuryAccountSymbolRecords/TreasuryAccountSymbolRecord/BusinessEventTypeRecords/BusinessEventTypeRecord</text:a></text:p>
          </table:table-cell>
          <table:table-cell office:value-type="string" calcext:value-type="string">
            <text:p>Indicates the date when the Treasury Account Symbol (TAS) and Business Event Type Code (BETC) became completely inactive.</text:p>
          </table:table-cell>
        </table:table-row>
        <table:table-row table:style-name="ro4">
          <table:table-cell office:value-type="string" calcext:value-type="string">
            <text:p>New</text:p>
          </table:table-cell>
          <table:table-cell office:value-type="string" calcext:value-type="string">
            <text:p>attribute</text:p>
          </table:table-cell>
          <table:table-cell office:value-type="string" calcext:value-type="string">
            <text:p>AccountSuspendDate</text:p>
          </table:table-cell>
          <table:table-cell office:value-type="string" calcext:value-type="string">
            <text:p><text:a xlink:href="https://www.fiscal.treasury.gov/data/FMSv48/TASv30/TreasuryAccountSymbolRecords/TreasuryAccountSymbolRecord/BusinessEventTypeRecords/BusinessEventTypeRecord/index.html" xlink:type="simple">/TreasuryAccountSymbolRecords/TreasuryAccountSymbolRecord/BusinessEventTypeRecords/BusinessEventTypeRecord</text:a></text:p>
          </table:table-cell>
          <table:table-cell office:value-type="string" calcext:value-type="string">
            <text:p>Only populated if the Treasury Account Symbol (TAS) and Business Event Type Code (BETC) combination is suspended.</text:p>
          </table:table-cell>
        </table:table-row>
        <table:table-row table:style-name="ro5">
          <table:table-cell office:value-type="string" calcext:value-type="string">
            <text:p>New</text:p>
          </table:table-cell>
          <table:table-cell office:value-type="string" calcext:value-type="string">
            <text:p>attribute</text:p>
          </table:table-cell>
          <table:table-cell office:value-type="string" calcext:value-type="string">
            <text:p>AccountSymbolEndDate</text:p>
          </table:table-cell>
          <table:table-cell office:value-type="string" calcext:value-type="string">
            <text:p><text:a xlink:href="https://www.fiscal.treasury.gov/data/FMSv48/TASv30/TreasuryAccountSymbolRecords/TreasuryAccountSymbolRecord/index.html" xlink:type="simple">/TreasuryAccountSymbolRecords/TreasuryAccountSymbolRecord</text:a></text:p>
          </table:table-cell>
          <table:table-cell office:value-type="string" calcext:value-type="string">
            <text:p>The date the Treasury Account Symbol (TAS) was inactivated.</text:p>
          </table:table-cell>
        </table:table-row>
        <table:table-row table:style-name="ro6">
          <table:table-cell office:value-type="string" calcext:value-type="string">
            <text:p>New</text:p>
          </table:table-cell>
          <table:table-cell office:value-type="string" calcext:value-type="string">
            <text:p>attribute</text:p>
          </table:table-cell>
          <table:table-cell office:value-type="string" calcext:value-type="string">
            <text:p>AccountSymbolEvaluatedDate</text:p>
          </table:table-cell>
          <table:table-cell office:value-type="string" calcext:value-type="string">
            <text:p><text:a xlink:href="https://www.fiscal.treasury.gov/data/FMSv48/TASv30/TreasuryAccountSymbolRecords/TreasuryAccountSymbolRecord/index.html" xlink:type="simple">/TreasuryAccountSymbolRecords/TreasuryAccountSymbolRecord</text:a></text:p>
          </table:table-cell>
          <table:table-cell office:value-type="string" calcext:value-type="string">
            <text:p>Denotes the date on which the IsValidAccountSymbol value last changed.</text:p>
          </table:table-cell>
        </table:table-row>
        <table:table-row table:style-name="ro7">
          <table:table-cell office:value-type="string" calcext:value-type="string">
            <text:p>New</text:p>
          </table:table-cell>
          <table:table-cell office:value-type="string" calcext:value-type="string">
            <text:p>attribute</text:p>
          </table:table-cell>
          <table:table-cell office:value-type="string" calcext:value-type="string">
            <text:p>AccountSymbolName</text:p>
          </table:table-cell>
          <table:table-cell office:value-type="string" calcext:value-type="string">
            <text:p><text:a xlink:href="https://www.fiscal.treasury.gov/data/FMSv48/TASv30/TreasuryAccountSymbolRecords/TreasuryAccountSymbolRecord/index.html" xlink:type="simple">/TreasuryAccountSymbolRecords/TreasuryAccountSymbolRecord</text:a></text:p>
          </table:table-cell>
          <table:table-cell office:value-type="string" calcext:value-type="string">
            <text:p>The full name of the Treasury Account Symbol (TAS).</text:p>
          </table:table-cell>
        </table:table-row>
        <table:table-row table:style-name="ro7">
          <table:table-cell office:value-type="string" calcext:value-type="string">
            <text:p>New</text:p>
          </table:table-cell>
          <table:table-cell office:value-type="string" calcext:value-type="string">
            <text:p>attribute</text:p>
          </table:table-cell>
          <table:table-cell office:value-type="string" calcext:value-type="string">
            <text:p>AccountSymbolStartDate</text:p>
          </table:table-cell>
          <table:table-cell office:value-type="string" calcext:value-type="string">
            <text:p><text:a xlink:href="https://www.fiscal.treasury.gov/data/FMSv48/TASv30/TreasuryAccountSymbolRecords/TreasuryAccountSymbolRecord/index.html" xlink:type="simple">/TreasuryAccountSymbolRecords/TreasuryAccountSymbolRecord</text:a></text:p>
          </table:table-cell>
          <table:table-cell office:value-type="string" calcext:value-type="string">
            <text:p>The date the Treasury Account Symbol (TAS) was created.</text:p>
          </table:table-cell>
        </table:table-row>
        <table:table-row table:style-name="ro8">
          <table:table-cell office:value-type="string" calcext:value-type="string">
            <text:p>New</text:p>
          </table:table-cell>
          <table:table-cell office:value-type="string" calcext:value-type="string">
            <text:p>attribute</text:p>
          </table:table-cell>
          <table:table-cell office:value-type="string" calcext:value-type="string">
            <text:p>AccountSymbolText</text:p>
          </table:table-cell>
          <table:table-cell office:value-type="string" calcext:value-type="string">
            <text:p><text:a xlink:href="https://www.fiscal.treasury.gov/data/FMSv48/TASv30/TreasuryAccountSymbolRecords/TreasuryAccountSymbolRecord/index.html" xlink:type="simple">/TreasuryAccountSymbolRecords/TreasuryAccountSymbolRecord</text:a></text:p>
          </table:table-cell>
          <table:table-cell office:value-type="string" calcext:value-type="string">
            <text:p>Treasury Account Symbol (i.e., "string TAS")</text:p>
          </table:table-cell>
        </table:table-row>
        <table:table-row table:style-name="ro3">
          <table:table-cell office:value-type="string" calcext:value-type="string">
            <text:p>New</text:p>
          </table:table-cell>
          <table:table-cell office:value-type="string" calcext:value-type="string">
            <text:p>attribute</text:p>
          </table:table-cell>
          <table:table-cell office:value-type="string" calcext:value-type="string">
            <text:p>AccountTypeCode</text:p>
          </table:table-cell>
          <table:table-cell office:value-type="string" calcext:value-type="string">
            <text:p><text:a xlink:href="https://www.fiscal.treasury.gov/data/FMSv48/TASv30/TreasuryAccountSymbolRecords/TreasuryAccountSymbolRecord/index.html" xlink:type="simple">/TreasuryAccountSymbolRecords/TreasuryAccountSymbolRecord</text:a></text:p>
          </table:table-cell>
          <table:table-cell office:value-type="string" calcext:value-type="string">
            <text:p>Establishes the characteristics for the use of a Treasury account and includes primarily the Receipt and Expenditure accounts.</text:p>
          </table:table-cell>
        </table:table-row>
        <table:table-row table:style-name="ro9">
          <table:table-cell office:value-type="string" calcext:value-type="string">
            <text:p>New</text:p>
          </table:table-cell>
          <table:table-cell office:value-type="string" calcext:value-type="string">
            <text:p>attribute</text:p>
          </table:table-cell>
          <table:table-cell office:value-type="string" calcext:value-type="string">
            <text:p>AccountTypeDescription</text:p>
          </table:table-cell>
          <table:table-cell office:value-type="string" calcext:value-type="string">
            <text:p><text:a xlink:href="https://www.fiscal.treasury.gov/data/FMSv48/TASv30/TreasuryAccountSymbolRecords/TreasuryAccountSymbolRecord/index.html" xlink:type="simple">/TreasuryAccountSymbolRecords/TreasuryAccountSymbolRecord</text:a></text:p>
          </table:table-cell>
          <table:table-cell office:value-type="string" calcext:value-type="string">
            <text:p>The description for the code that establishes the characteristics for the use of a Treasury account and includes primarily the Receipt and Expenditure accounts.</text:p>
          </table:table-cell>
        </table:table-row>
        <table:table-row table:style-name="ro6">
          <table:table-cell office:value-type="string" calcext:value-type="string">
            <text:p>New</text:p>
          </table:table-cell>
          <table:table-cell office:value-type="string" calcext:value-type="string">
            <text:p>element</text:p>
          </table:table-cell>
          <table:table-cell office:value-type="string" calcext:value-type="string">
            <text:p>AdjustmentBusinessEventType</text:p>
          </table:table-cell>
          <table:table-cell office:value-type="string" calcext:value-type="string">
            <text:p><text:a xlink:href="https://www.fiscal.treasury.gov/data/FMSv48/TASv30/TreasuryAccountSymbolRecords/TreasuryAccountSymbolRecord/BusinessEventTypeRecords/BusinessEventTypeRecord/AdjustmentBusinessEventType/index.html" xlink:type="simple">/TreasuryAccountSymbolRecords/TreasuryAccountSymbolRecord/BusinessEventTypeRecords/BusinessEventTypeRecord</text:a></text:p>
          </table:table-cell>
          <table:table-cell office:value-type="string" calcext:value-type="string">
            <text:p>The Business Event Type Code designated for adjustment accounting entries.</text:p>
          </table:table-cell>
        </table:table-row>
        <table:table-row table:style-name="ro10">
          <table:table-cell office:value-type="string" calcext:value-type="string">
            <text:p>Updated</text:p>
          </table:table-cell>
          <table:table-cell office:value-type="string" calcext:value-type="string">
            <text:p>attribute</text:p>
          </table:table-cell>
          <table:table-cell office:value-type="string" calcext:value-type="string">
            <text:p>AgencyIdentifier</text:p>
          </table:table-cell>
          <table:table-cell office:value-type="string" calcext:value-type="string">
            <text:p><text:a xlink:href="https://www.fiscal.treasury.gov/data/FMSv48/TASv30/TreasuryAccountSymbolRecords/TreasuryAccountSymbolRecord/TreasuryAccountSymbol/index.html" xlink:type="simple">/TreasuryAccountSymbolRecords/TreasuryAccountSymbolRecord/TreasuryAccountSymbol</text:a></text:p>
          </table:table-cell>
          <table:table-cell office:value-type="string" calcext:value-type="string">
            <text:p>Identifies a major department or independent agency of the Federal government. Within the Treasury Account Symbol, this is used in conjunction with the main account code. The Agency Identifier represents the department, agency or establishment of the U.S. Government that is responsible for the Treasury Account Symbol.</text:p>
          </table:table-cell>
        </table:table-row>
        <table:table-row table:style-name="ro11">
          <table:table-cell office:value-type="string" calcext:value-type="string">
            <text:p>New</text:p>
          </table:table-cell>
          <table:table-cell office:value-type="string" calcext:value-type="string">
            <text:p>attribute</text:p>
          </table:table-cell>
          <table:table-cell office:value-type="string" calcext:value-type="string">
            <text:p>AgencyName</text:p>
          </table:table-cell>
          <table:table-cell office:value-type="string" calcext:value-type="string">
            <text:p><text:a xlink:href="https://www.fiscal.treasury.gov/data/FMSv48/TASv30/TreasuryAccountSymbolRecords/TreasuryAccountSymbolRecord/OwningAgency/index.html" xlink:type="simple">/TreasuryAccountSymbolRecords/TreasuryAccountSymbolRecord/OwningAgency</text:a></text:p>
          </table:table-cell>
          <table:table-cell office:value-type="string" calcext:value-type="string">
            <text:p>Name of the agency.</text:p>
          </table:table-cell>
        </table:table-row>
        <table:table-row table:style-name="ro5">
          <table:table-cell office:value-type="string" calcext:value-type="string">
            <text:p>No Change</text:p>
          </table:table-cell>
          <table:table-cell office:value-type="string" calcext:value-type="string">
            <text:p>attribute</text:p>
          </table:table-cell>
          <table:table-cell office:value-type="string" calcext:value-type="string">
            <text:p>AllocationTransferAgencyIdentifier</text:p>
          </table:table-cell>
          <table:table-cell office:value-type="string" calcext:value-type="string">
            <text:p><text:a xlink:href="https://www.fiscal.treasury.gov/data/FMSv48/TASv30/TreasuryAccountSymbolRecords/TreasuryAccountSymbolRecord/TreasuryAccountSymbol/index.html" xlink:type="simple">/TreasuryAccountSymbolRecords/TreasuryAccountSymbolRecord/TreasuryAccountSymbol</text:a></text:p>
          </table:table-cell>
          <table:table-cell office:value-type="string" calcext:value-type="string">
            <text:p>Represents the agency receiving funds through an allocation transfer.</text:p>
          </table:table-cell>
        </table:table-row>
        <table:table-row table:style-name="ro12">
          <table:table-cell office:value-type="string" calcext:value-type="string">
            <text:p>No Change</text:p>
          </table:table-cell>
          <table:table-cell office:value-type="string" calcext:value-type="string">
            <text:p>attribute</text:p>
          </table:table-cell>
          <table:table-cell office:value-type="string" calcext:value-type="string">
            <text:p>AvailabilityTypeCode</text:p>
          </table:table-cell>
          <table:table-cell office:value-type="string" calcext:value-type="string">
            <text:p><text:a xlink:href="https://www.fiscal.treasury.gov/data/FMSv48/TASv30/TreasuryAccountSymbolRecords/TreasuryAccountSymbolRecord/TreasuryAccountSymbol/index.html" xlink:type="simple">/TreasuryAccountSymbolRecords/TreasuryAccountSymbolRecord/TreasuryAccountSymbol</text:a></text:p>
          </table:table-cell>
          <table:table-cell office:value-type="string" calcext:value-type="string">
            <text:p>Identifies no-year accounts (X), clearing/suspense accounts (F), Treasury central summary general ledger accounts (A), and merged-surplus accounts (M).</text:p>
          </table:table-cell>
        </table:table-row>
        <table:table-row table:style-name="ro3">
          <table:table-cell office:value-type="string" calcext:value-type="string">
            <text:p>No Change</text:p>
          </table:table-cell>
          <table:table-cell office:value-type="string" calcext:value-type="string">
            <text:p>attribute</text:p>
          </table:table-cell>
          <table:table-cell office:value-type="string" calcext:value-type="string">
            <text:p>BeginningPeriodOfAvailability</text:p>
          </table:table-cell>
          <table:table-cell office:value-type="string" calcext:value-type="string">
            <text:p><text:a xlink:href="https://www.fiscal.treasury.gov/data/FMSv48/TASv30/TreasuryAccountSymbolRecords/TreasuryAccountSymbolRecord/TreasuryAccountSymbol/index.html" xlink:type="simple">/TreasuryAccountSymbolRecords/TreasuryAccountSymbolRecord/TreasuryAccountSymbol</text:a></text:p>
          </table:table-cell>
          <table:table-cell office:value-type="string" calcext:value-type="string">
            <text:p>In annual and multiyear accounts, identifies the first year of availability under law that an account may incur new obligations.</text:p>
          </table:table-cell>
        </table:table-row>
        <table:table-row table:style-name="ro9">
          <table:table-cell office:value-type="string" calcext:value-type="string">
            <text:p>New</text:p>
          </table:table-cell>
          <table:table-cell office:value-type="string" calcext:value-type="string">
            <text:p>attribute</text:p>
          </table:table-cell>
          <table:table-cell office:value-type="string" calcext:value-type="string">
            <text:p>BudgetBureauCode</text:p>
          </table:table-cell>
          <table:table-cell office:value-type="string" calcext:value-type="string">
            <text:p><text:a xlink:href="https://www.fiscal.treasury.gov/data/FMSv48/TASv30/TreasuryAccountSymbolRecords/TreasuryAccountSymbolRecord/OwningAgency/index.html" xlink:type="simple">/TreasuryAccountSymbolRecords/TreasuryAccountSymbolRecord/OwningAgency</text:a></text:p>
          </table:table-cell>
          <table:table-cell office:value-type="string" calcext:value-type="string">
            <text:p>The Office of Management and Budget code that identifies a major sub-organization of the agency, sometimes called an administration, service, or agency. (Not all agencies have bureaus.)</text:p>
          </table:table-cell>
        </table:table-row>
        <table:table-row table:style-name="ro9">
          <table:table-cell office:value-type="string" calcext:value-type="string">
            <text:p>No Change</text:p>
          </table:table-cell>
          <table:table-cell office:value-type="string" calcext:value-type="string">
            <text:p>element</text:p>
          </table:table-cell>
          <table:table-cell office:value-type="string" calcext:value-type="string">
            <text:p>BusinessEventType</text:p>
          </table:table-cell>
          <table:table-cell office:value-type="string" calcext:value-type="string">
            <text:p><text:a xlink:href="https://www.fiscal.treasury.gov/data/FMSv48/TASv30/TreasuryAccountSymbolRecords/TreasuryAccountSymbolRecord/BusinessEventTypeRecords/BusinessEventTypeRecord/BusinessEventType/index.html" xlink:type="simple">/TreasuryAccountSymbolRecords/TreasuryAccountSymbolRecord/BusinessEventTypeRecords/BusinessEventTypeRecord</text:a></text:p>
          </table:table-cell>
          <table:table-cell office:value-type="string" calcext:value-type="string">
            <text:p>The container for the BusinessEventTypeCode which is used in combination with the Treasury Account Symbol to classify transactions reported to Treasury.</text:p>
          </table:table-cell>
        </table:table-row>
        <table:table-row table:style-name="ro13">
          <table:table-cell office:value-type="string" calcext:value-type="string">
            <text:p>No Change</text:p>
          </table:table-cell>
          <table:table-cell office:value-type="string" calcext:value-type="string">
            <text:p>attribute</text:p>
          </table:table-cell>
          <table:table-cell office:value-type="string" calcext:value-type="string">
            <text:p>BusinessEventTypeCode</text:p>
          </table:table-cell>
          <table:table-cell office:value-type="string" calcext:value-type="string">
            <text:p><text:a xlink:href="https://www.fiscal.treasury.gov/data/FMSv48/TASv30/TreasuryAccountSymbolRecords/TreasuryAccountSymbolRecord/BusinessEventTypeRecords/BusinessEventTypeRecord/BusinessEventType/index.html" xlink:type="simple">/TreasuryAccountSymbolRecords/TreasuryAccountSymbolRecord/BusinessEventTypeRecords/BusinessEventTypeRecord/BusinessEventType</text:a>, </text:p>
            <text:p/>
            <text:p><text:a xlink:href="https://www.fiscal.treasury.gov/data/FMSv48/TASv30/TreasuryAccountSymbolRecords/TreasuryAccountSymbolRecord/BusinessEventTypeRecords/BusinessEventTypeRecord/AdjustmentBusinessEventType/index.html" xlink:type="simple">/TreasuryAccountSymbolRecords/TreasuryAccountSymbolRecord/BusinessEventTypeRecords/BusinessEventTypeRecord/AdjustmentBusinessEventType</text:a></text:p>
          </table:table-cell>
          <table:table-cell office:value-type="string" calcext:value-type="string">
            <text:p>Identifies the type of activity (gross disbursement, offsetting collection, investment in Treasury securities, etc.) and the effect of a transaction on the Fund Balance With Treasury (FBWT). Is used in combination with the Treasury Account Symbol to classify transactions reported to Treasury through all Governmentwide Accounting (GWA-compliant) Financial Management Systems.</text:p>
          </table:table-cell>
        </table:table-row>
        <table:table-row table:style-name="ro7">
          <table:table-cell office:value-type="string" calcext:value-type="string">
            <text:p>No Change</text:p>
          </table:table-cell>
          <table:table-cell office:value-type="string" calcext:value-type="string">
            <text:p>attribute</text:p>
          </table:table-cell>
          <table:table-cell office:value-type="string" calcext:value-type="string">
            <text:p>BusinessEventTypeName</text:p>
          </table:table-cell>
          <table:table-cell office:value-type="string" calcext:value-type="string">
            <text:p><text:a xlink:href="https://www.fiscal.treasury.gov/data/FMSv48/TASv30/TreasuryAccountSymbolRecords/TreasuryAccountSymbolRecord/BusinessEventTypeRecords/BusinessEventTypeRecord/BusinessEventType/index.html" xlink:type="simple">/TreasuryAccountSymbolRecords/TreasuryAccountSymbolRecord/BusinessEventTypeRecords/BusinessEventTypeRecord/BusinessEventType</text:a>, </text:p>
            <text:p/>
            <text:p><text:a xlink:href="https://www.fiscal.treasury.gov/data/FMSv48/TASv30/TreasuryAccountSymbolRecords/TreasuryAccountSymbolRecord/BusinessEventTypeRecords/BusinessEventTypeRecord/AdjustmentBusinessEventType/index.html" xlink:type="simple">/TreasuryAccountSymbolRecords/TreasuryAccountSymbolRecord/BusinessEventTypeRecords/BusinessEventTypeRecord/AdjustmentBusinessEventType</text:a></text:p>
          </table:table-cell>
          <table:table-cell office:value-type="string" calcext:value-type="string">
            <text:p>Identifies the name of the Business Event Type Code.</text:p>
          </table:table-cell>
        </table:table-row>
        <table:table-row table:style-name="ro7">
          <table:table-cell office:value-type="string" calcext:value-type="string">
            <text:p>New</text:p>
          </table:table-cell>
          <table:table-cell office:value-type="string" calcext:value-type="string">
            <text:p>element</text:p>
          </table:table-cell>
          <table:table-cell office:value-type="string" calcext:value-type="string">
            <text:p>BusinessEventTypeRecord</text:p>
          </table:table-cell>
          <table:table-cell office:value-type="string" calcext:value-type="string">
            <text:p><text:a xlink:href="https://www.fiscal.treasury.gov/data/FMSv48/TASv30/TreasuryAccountSymbolRecords/TreasuryAccountSymbolRecord/BusinessEventTypeRecords/BusinessEventTypeRecord/index.html" xlink:type="simple">/TreasuryAccountSymbolRecords/TreasuryAccountSymbolRecord/BusinessEventTypeRecords</text:a></text:p>
          </table:table-cell>
          <table:table-cell office:value-type="string" calcext:value-type="string">
            <text:p>One to many BETCs corresponding to a particular TAS.</text:p>
          </table:table-cell>
        </table:table-row>
        <table:table-row table:style-name="ro7">
          <table:table-cell office:value-type="string" calcext:value-type="string">
            <text:p>New</text:p>
          </table:table-cell>
          <table:table-cell office:value-type="string" calcext:value-type="string">
            <text:p>element</text:p>
          </table:table-cell>
          <table:table-cell office:value-type="string" calcext:value-type="string">
            <text:p>BusinessEventTypeRecords</text:p>
          </table:table-cell>
          <table:table-cell office:value-type="string" calcext:value-type="string">
            <text:p><text:a xlink:href="https://www.fiscal.treasury.gov/data/FMSv48/TASv30/TreasuryAccountSymbolRecords/TreasuryAccountSymbolRecord/BusinessEventTypeRecords/index.html" xlink:type="simple">/TreasuryAccountSymbolRecords/TreasuryAccountSymbolRecord</text:a></text:p>
          </table:table-cell>
          <table:table-cell office:value-type="string" calcext:value-type="string">
            <text:p>Contains a collection of Business Event Type Records.</text:p>
          </table:table-cell>
        </table:table-row>
        <table:table-row table:style-name="ro5">
          <table:table-cell office:value-type="string" calcext:value-type="string">
            <text:p>New</text:p>
          </table:table-cell>
          <table:table-cell office:value-type="string" calcext:value-type="string">
            <text:p>element</text:p>
          </table:table-cell>
          <table:table-cell office:value-type="string" calcext:value-type="string">
            <text:p>BusinessTransactionType</text:p>
          </table:table-cell>
          <table:table-cell office:value-type="string" calcext:value-type="string">
            <text:p><text:a xlink:href="https://www.fiscal.treasury.gov/data/FMSv48/TASv30/TreasuryAccountSymbolRecords/TreasuryAccountSymbolRecord/BusinessEventTypeRecords/BusinessEventTypeRecord/BusinessTransactionType/index.html" xlink:type="simple">/TreasuryAccountSymbolRecords/TreasuryAccountSymbolRecord/BusinessEventTypeRecords/BusinessEventTypeRecord</text:a></text:p>
          </table:table-cell>
          <table:table-cell office:value-type="string" calcext:value-type="string">
            <text:p>Indicates the reporting business transaction types for the TAS BETC.</text:p>
          </table:table-cell>
        </table:table-row>
        <table:table-row table:style-name="ro9">
          <table:table-cell office:value-type="string" calcext:value-type="string">
            <text:p>New</text:p>
          </table:table-cell>
          <table:table-cell office:value-type="string" calcext:value-type="string">
            <text:p>attribute</text:p>
          </table:table-cell>
          <table:table-cell office:value-type="string" calcext:value-type="string">
            <text:p>BusinessTransactionTypeCode</text:p>
          </table:table-cell>
          <table:table-cell office:value-type="string" calcext:value-type="string">
            <text:p><text:a xlink:href="https://www.fiscal.treasury.gov/data/FMSv48/TASv30/TreasuryAccountSymbolRecords/TreasuryAccountSymbolRecord/BusinessEventTypeRecords/BusinessEventTypeRecord/BusinessTransactionType/index.html" xlink:type="simple">/TreasuryAccountSymbolRecords/TreasuryAccountSymbolRecord/BusinessEventTypeRecords/BusinessEventTypeRecord/BusinessTransactionType</text:a></text:p>
          </table:table-cell>
          <table:table-cell office:value-type="string" calcext:value-type="string">
            <text:p>Indicates whether this record is either a Payment, Collection, Intragovernmental Payment and Collection (IPC), or Non-Treasury Disbursing Office (NTDO) Payment.</text:p>
          </table:table-cell>
        </table:table-row>
        <table:table-row table:style-name="ro5">
          <table:table-cell office:value-type="string" calcext:value-type="string">
            <text:p>New</text:p>
          </table:table-cell>
          <table:table-cell office:value-type="string" calcext:value-type="string">
            <text:p>attribute</text:p>
          </table:table-cell>
          <table:table-cell office:value-type="string" calcext:value-type="string">
            <text:p>CoOwningAgencyCode</text:p>
          </table:table-cell>
          <table:table-cell office:value-type="string" calcext:value-type="string">
            <text:p><text:a xlink:href="https://www.fiscal.treasury.gov/data/FMSv48/TASv30/TreasuryAccountSymbolRecords/TreasuryAccountSymbolRecord/BusinessEventTypeRecords/BusinessEventTypeRecord/InternalClassification/index.html" xlink:type="simple">/TreasuryAccountSymbolRecords/TreasuryAccountSymbolRecord/BusinessEventTypeRecords/BusinessEventTypeRecord/InternalClassification</text:a></text:p>
          </table:table-cell>
          <table:table-cell office:value-type="string" calcext:value-type="string">
            <text:p>Co-owning agency of a STAR Treasury Account Symbol (TAS).</text:p>
          </table:table-cell>
        </table:table-row>
        <table:table-row table:style-name="ro3">
          <table:table-cell office:value-type="string" calcext:value-type="string">
            <text:p>No Change</text:p>
          </table:table-cell>
          <table:table-cell office:value-type="string" calcext:value-type="string">
            <text:p>attribute</text:p>
          </table:table-cell>
          <table:table-cell office:value-type="string" calcext:value-type="string">
            <text:p>EndingPeriodOfAvailability</text:p>
          </table:table-cell>
          <table:table-cell office:value-type="string" calcext:value-type="string">
            <text:p><text:a xlink:href="https://www.fiscal.treasury.gov/data/FMSv48/TASv30/TreasuryAccountSymbolRecords/TreasuryAccountSymbolRecord/TreasuryAccountSymbol/index.html" xlink:type="simple">/TreasuryAccountSymbolRecords/TreasuryAccountSymbolRecord/TreasuryAccountSymbol</text:a></text:p>
          </table:table-cell>
          <table:table-cell office:value-type="string" calcext:value-type="string">
            <text:p>In annual and multiyear accounts, identifies the last year of availability under law that an account may incur new obligations.</text:p>
          </table:table-cell>
        </table:table-row>
        <table:table-row table:style-name="ro5">
          <table:table-cell office:value-type="string" calcext:value-type="string">
            <text:p>New</text:p>
          </table:table-cell>
          <table:table-cell office:value-type="string" calcext:value-type="string">
            <text:p>attribute</text:p>
          </table:table-cell>
          <table:table-cell office:value-type="string" calcext:value-type="string">
            <text:p>FiscalYearText</text:p>
          </table:table-cell>
          <table:table-cell office:value-type="string" calcext:value-type="string">
            <text:p><text:a xlink:href="https://www.fiscal.treasury.gov/data/FMSv48/TASv30/TreasuryAccountSymbolRecords/TreasuryAccountSymbolRecord/BusinessEventTypeRecords/BusinessEventTypeRecord/InternalClassification/index.html" xlink:type="simple">/TreasuryAccountSymbolRecords/TreasuryAccountSymbolRecord/BusinessEventTypeRecords/BusinessEventTypeRecord/InternalClassification</text:a></text:p>
          </table:table-cell>
          <table:table-cell office:value-type="string" calcext:value-type="string">
            <text:p>The fiscal year for the STAR Treasury Account Symbol (TAS).</text:p>
          </table:table-cell>
        </table:table-row>
        <table:table-row table:style-name="ro6">
          <table:table-cell office:value-type="string" calcext:value-type="string">
            <text:p>New</text:p>
          </table:table-cell>
          <table:table-cell office:value-type="string" calcext:value-type="string">
            <text:p>attribute</text:p>
          </table:table-cell>
          <table:table-cell office:value-type="string" calcext:value-type="string">
            <text:p>FundTypeCode</text:p>
          </table:table-cell>
          <table:table-cell office:value-type="string" calcext:value-type="string">
            <text:p><text:a xlink:href="https://www.fiscal.treasury.gov/data/FMSv48/TASv30/TreasuryAccountSymbolRecords/TreasuryAccountSymbolRecord/index.html" xlink:type="simple">/TreasuryAccountSymbolRecords/TreasuryAccountSymbolRecord</text:a></text:p>
          </table:table-cell>
          <table:table-cell office:value-type="string" calcext:value-type="string">
            <text:p>Establishes how the Treasury Account Symbol (TAS) will be funded.</text:p>
          </table:table-cell>
        </table:table-row>
        <table:table-row table:style-name="ro3">
          <table:table-cell office:value-type="string" calcext:value-type="string">
            <text:p>New</text:p>
          </table:table-cell>
          <table:table-cell office:value-type="string" calcext:value-type="string">
            <text:p>attribute</text:p>
          </table:table-cell>
          <table:table-cell office:value-type="string" calcext:value-type="string">
            <text:p>FundTypeDescription</text:p>
          </table:table-cell>
          <table:table-cell office:value-type="string" calcext:value-type="string">
            <text:p><text:a xlink:href="https://www.fiscal.treasury.gov/data/FMSv48/TASv30/TreasuryAccountSymbolRecords/TreasuryAccountSymbolRecord/index.html" xlink:type="simple">/TreasuryAccountSymbolRecords/TreasuryAccountSymbolRecord</text:a></text:p>
          </table:table-cell>
          <table:table-cell office:value-type="string" calcext:value-type="string">
            <text:p>The description for the code that establishes how the Treasury Account Symbol (TAS) will be funded.</text:p>
          </table:table-cell>
        </table:table-row>
        <table:table-row table:style-name="ro14">
          <table:table-cell office:value-type="string" calcext:value-type="string">
            <text:p>No Change</text:p>
          </table:table-cell>
          <table:table-cell office:value-type="string" calcext:value-type="string">
            <text:p>attribute</text:p>
          </table:table-cell>
          <table:table-cell office:value-type="string" calcext:value-type="string">
            <text:p>ID</text:p>
          </table:table-cell>
          <table:table-cell office:value-type="string" calcext:value-type="string">
            <text:p><text:a xlink:href="https://www.fiscal.treasury.gov/data/FMSv48/TASv30/TreasuryAccountSymbolRecords/TreasuryAccountSymbolRecord/index.html" xlink:type="simple">/TreasuryAccountSymbolRecords/TreasuryAccountSymbolRecord</text:a></text:p>
          </table:table-cell>
          <table:table-cell office:value-type="string" calcext:value-type="string">
            <text:p>An identifier for the record. For a receiving system, this value can be used to reconcile updates to an existing record and qualify new records. For a sending system, this value can be used to reconcile acknowledgements for the submitted records.</text:p>
          </table:table-cell>
        </table:table-row>
        <table:table-row table:style-name="ro8">
          <table:table-cell office:value-type="string" calcext:value-type="string">
            <text:p>New</text:p>
          </table:table-cell>
          <table:table-cell office:value-type="string" calcext:value-type="string">
            <text:p>attribute</text:p>
          </table:table-cell>
          <table:table-cell office:value-type="string" calcext:value-type="string">
            <text:p>InternalAccountSymbolText</text:p>
          </table:table-cell>
          <table:table-cell office:value-type="string" calcext:value-type="string">
            <text:p><text:a xlink:href="https://www.fiscal.treasury.gov/data/FMSv48/TASv30/TreasuryAccountSymbolRecords/TreasuryAccountSymbolRecord/BusinessEventTypeRecords/BusinessEventTypeRecord/InternalClassification/index.html" xlink:type="simple">/TreasuryAccountSymbolRecords/TreasuryAccountSymbolRecord/BusinessEventTypeRecords/BusinessEventTypeRecord/InternalClassification</text:a></text:p>
          </table:table-cell>
          <table:table-cell office:value-type="string" calcext:value-type="string">
            <text:p>The STAR Treasury Account Symbol (TAS).</text:p>
          </table:table-cell>
        </table:table-row>
        <table:table-row table:style-name="ro5">
          <table:table-cell office:value-type="string" calcext:value-type="string">
            <text:p>New</text:p>
          </table:table-cell>
          <table:table-cell office:value-type="string" calcext:value-type="string">
            <text:p>element</text:p>
          </table:table-cell>
          <table:table-cell office:value-type="string" calcext:value-type="string">
            <text:p>InternalClassification</text:p>
          </table:table-cell>
          <table:table-cell office:value-type="string" calcext:value-type="string">
            <text:p><text:a xlink:href="https://www.fiscal.treasury.gov/data/FMSv48/TASv30/TreasuryAccountSymbolRecords/TreasuryAccountSymbolRecord/BusinessEventTypeRecords/BusinessEventTypeRecord/InternalClassification/index.html" xlink:type="simple">/TreasuryAccountSymbolRecords/TreasuryAccountSymbolRecord/BusinessEventTypeRecords/BusinessEventTypeRecord</text:a></text:p>
          </table:table-cell>
          <table:table-cell office:value-type="string" calcext:value-type="string">
            <text:p>Contains the metadata for a STAR Treasury Account Symbol (TAS).</text:p>
          </table:table-cell>
        </table:table-row>
        <table:table-row table:style-name="ro15">
          <table:table-cell office:value-type="string" calcext:value-type="string">
            <text:p>New</text:p>
          </table:table-cell>
          <table:table-cell office:value-type="string" calcext:value-type="string">
            <text:p>attribute</text:p>
          </table:table-cell>
          <table:table-cell office:value-type="string" calcext:value-type="string">
            <text:p>IsCredit</text:p>
          </table:table-cell>
          <table:table-cell office:value-type="string" calcext:value-type="string">
            <text:p><text:a xlink:href="https://www.fiscal.treasury.gov/data/FMSv48/TASv30/TreasuryAccountSymbolRecords/TreasuryAccountSymbolRecord/BusinessEventTypeRecords/BusinessEventTypeRecord/index.html" xlink:type="simple">/TreasuryAccountSymbolRecords/TreasuryAccountSymbolRecord/BusinessEventTypeRecords/BusinessEventTypeRecord</text:a></text:p>
          </table:table-cell>
          <table:table-cell office:value-type="string" calcext:value-type="string">
            <text:p>Indicates if the item is a debit or credit so it can be interpreted as a positive or negative value.</text:p>
          </table:table-cell>
        </table:table-row>
        <table:table-row table:style-name="ro3">
          <table:table-cell office:value-type="string" calcext:value-type="string">
            <text:p>New</text:p>
          </table:table-cell>
          <table:table-cell office:value-type="string" calcext:value-type="string">
            <text:p>attribute</text:p>
          </table:table-cell>
          <table:table-cell office:value-type="string" calcext:value-type="string">
            <text:p>IsValidAccountSymbol</text:p>
          </table:table-cell>
          <table:table-cell office:value-type="string" calcext:value-type="string">
            <text:p><text:a xlink:href="https://www.fiscal.treasury.gov/data/FMSv48/TASv30/TreasuryAccountSymbolRecords/TreasuryAccountSymbolRecord/index.html" xlink:type="simple">/TreasuryAccountSymbolRecords/TreasuryAccountSymbolRecord</text:a></text:p>
          </table:table-cell>
          <table:table-cell office:value-type="string" calcext:value-type="string">
            <text:p>Indicates whether or not a Treasury Account is considered valid. Valid accounts are active and pass all classification rules.</text:p>
          </table:table-cell>
        </table:table-row>
        <table:table-row table:style-name="ro12">
          <table:table-cell office:value-type="string" calcext:value-type="string">
            <text:p>New</text:p>
          </table:table-cell>
          <table:table-cell office:value-type="string" calcext:value-type="string">
            <text:p>attribute</text:p>
          </table:table-cell>
          <table:table-cell office:value-type="string" calcext:value-type="string">
            <text:p>LegislativeBureauCode</text:p>
          </table:table-cell>
          <table:table-cell office:value-type="string" calcext:value-type="string">
            <text:p><text:a xlink:href="https://www.fiscal.treasury.gov/data/FMSv48/TASv30/TreasuryAccountSymbolRecords/TreasuryAccountSymbolRecord/OwningAgency/index.html" xlink:type="simple">/TreasuryAccountSymbolRecords/TreasuryAccountSymbolRecord/OwningAgency</text:a></text:p>
          </table:table-cell>
          <table:table-cell office:value-type="string" calcext:value-type="string">
            <text:p>The Treausry code that identifies a major sub-organization of the agency, sometimes called an administration, service, or agency. (Not all agencies have bureaus.)</text:p>
          </table:table-cell>
        </table:table-row>
        <table:table-row table:style-name="ro7">
          <table:table-cell office:value-type="string" calcext:value-type="string">
            <text:p>New</text:p>
          </table:table-cell>
          <table:table-cell office:value-type="string" calcext:value-type="string">
            <text:p>attribute</text:p>
          </table:table-cell>
          <table:table-cell office:value-type="string" calcext:value-type="string">
            <text:p>MainAccount</text:p>
          </table:table-cell>
          <table:table-cell office:value-type="string" calcext:value-type="string">
            <text:p><text:a xlink:href="https://www.fiscal.treasury.gov/data/FMSv48/TASv30/TreasuryAccountSymbolRecords/TreasuryAccountSymbolRecord/BusinessEventTypeRecords/BusinessEventTypeRecord/InternalClassification/index.html" xlink:type="simple">/TreasuryAccountSymbolRecords/TreasuryAccountSymbolRecord/BusinessEventTypeRecords/BusinessEventTypeRecord/InternalClassification</text:a></text:p>
          </table:table-cell>
          <table:table-cell office:value-type="string" calcext:value-type="string">
            <text:p>Main account of a STAR Treasury Account Symbol (TAS).</text:p>
          </table:table-cell>
        </table:table-row>
        <table:table-row table:style-name="ro8">
          <table:table-cell office:value-type="string" calcext:value-type="string">
            <text:p>No Change</text:p>
          </table:table-cell>
          <table:table-cell office:value-type="string" calcext:value-type="string">
            <text:p>attribute</text:p>
          </table:table-cell>
          <table:table-cell office:value-type="string" calcext:value-type="string">
            <text:p>MainAccountCode</text:p>
          </table:table-cell>
          <table:table-cell office:value-type="string" calcext:value-type="string">
            <text:p><text:a xlink:href="https://www.fiscal.treasury.gov/data/FMSv48/TASv30/TreasuryAccountSymbolRecords/TreasuryAccountSymbolRecord/TreasuryAccountSymbol/index.html" xlink:type="simple">/TreasuryAccountSymbolRecords/TreasuryAccountSymbolRecord/TreasuryAccountSymbol</text:a></text:p>
          </table:table-cell>
          <table:table-cell office:value-type="string" calcext:value-type="string">
            <text:p>Identifies the type and purpose of the fund.</text:p>
          </table:table-cell>
        </table:table-row>
        <table:table-row table:style-name="ro4">
          <table:table-cell office:value-type="string" calcext:value-type="string">
            <text:p>New</text:p>
          </table:table-cell>
          <table:table-cell office:value-type="string" calcext:value-type="string">
            <text:p>element</text:p>
          </table:table-cell>
          <table:table-cell office:value-type="string" calcext:value-type="string">
            <text:p>OwningAgency</text:p>
          </table:table-cell>
          <table:table-cell office:value-type="string" calcext:value-type="string">
            <text:p><text:a xlink:href="https://www.fiscal.treasury.gov/data/FMSv48/TASv30/TreasuryAccountSymbolRecords/TreasuryAccountSymbolRecord/OwningAgency/index.html" xlink:type="simple">/TreasuryAccountSymbolRecords/TreasuryAccountSymbolRecord</text:a></text:p>
          </table:table-cell>
          <table:table-cell office:value-type="string" calcext:value-type="string">
            <text:p>Identifies a federal program agency and sub units within that is the owner of the Treasury Account Symbol.</text:p>
          </table:table-cell>
        </table:table-row>
        <table:table-row table:style-name="ro5">
          <table:table-cell office:value-type="string" calcext:value-type="string">
            <text:p>New</text:p>
          </table:table-cell>
          <table:table-cell office:value-type="string" calcext:value-type="string">
            <text:p>attribute</text:p>
          </table:table-cell>
          <table:table-cell office:value-type="string" calcext:value-type="string">
            <text:p>OwningAgencyCode</text:p>
          </table:table-cell>
          <table:table-cell office:value-type="string" calcext:value-type="string">
            <text:p><text:a xlink:href="https://www.fiscal.treasury.gov/data/FMSv48/TASv30/TreasuryAccountSymbolRecords/TreasuryAccountSymbolRecord/BusinessEventTypeRecords/BusinessEventTypeRecord/InternalClassification/index.html" xlink:type="simple">/TreasuryAccountSymbolRecords/TreasuryAccountSymbolRecord/BusinessEventTypeRecords/BusinessEventTypeRecord/InternalClassification</text:a></text:p>
          </table:table-cell>
          <table:table-cell office:value-type="string" calcext:value-type="string">
            <text:p>Owning agency of a STAR Treasury Account Symbol (TAS).</text:p>
          </table:table-cell>
        </table:table-row>
        <table:table-row table:style-name="ro16">
          <table:table-cell office:value-type="string" calcext:value-type="string">
            <text:p>No Change</text:p>
          </table:table-cell>
          <table:table-cell office:value-type="string" calcext:value-type="string">
            <text:p>attribute</text:p>
          </table:table-cell>
          <table:table-cell office:value-type="string" calcext:value-type="string">
            <text:p>Sub-accountCode</text:p>
          </table:table-cell>
          <table:table-cell office:value-type="string" calcext:value-type="string">
            <text:p><text:a xlink:href="https://www.fiscal.treasury.gov/data/FMSv48/TASv30/TreasuryAccountSymbolRecords/TreasuryAccountSymbolRecord/TreasuryAccountSymbol/index.html" xlink:type="simple">/TreasuryAccountSymbolRecords/TreasuryAccountSymbolRecord/TreasuryAccountSymbol</text:a></text:p>
          </table:table-cell>
          <table:table-cell office:value-type="string" calcext:value-type="string">
            <text:p>Identifies an available receipt or other Treasury-defined subdivision of the main account.</text:p>
          </table:table-cell>
        </table:table-row>
        <table:table-row table:style-name="ro5">
          <table:table-cell office:value-type="string" calcext:value-type="string">
            <text:p>New</text:p>
          </table:table-cell>
          <table:table-cell office:value-type="string" calcext:value-type="string">
            <text:p>attribute</text:p>
          </table:table-cell>
          <table:table-cell office:value-type="string" calcext:value-type="string">
            <text:p>SubAccountSymbol</text:p>
          </table:table-cell>
          <table:table-cell office:value-type="string" calcext:value-type="string">
            <text:p><text:a xlink:href="https://www.fiscal.treasury.gov/data/FMSv48/TASv30/TreasuryAccountSymbolRecords/TreasuryAccountSymbolRecord/BusinessEventTypeRecords/BusinessEventTypeRecord/InternalClassification/index.html" xlink:type="simple">/TreasuryAccountSymbolRecords/TreasuryAccountSymbolRecord/BusinessEventTypeRecords/BusinessEventTypeRecord/InternalClassification</text:a></text:p>
          </table:table-cell>
          <table:table-cell office:value-type="string" calcext:value-type="string">
            <text:p>Sub account symbol of a STAR Treasury Account Symbol (TAS).</text:p>
          </table:table-cell>
        </table:table-row>
        <table:table-row table:style-name="ro5">
          <table:table-cell office:value-type="string" calcext:value-type="string">
            <text:p>New</text:p>
          </table:table-cell>
          <table:table-cell office:value-type="string" calcext:value-type="string">
            <text:p>attribute</text:p>
          </table:table-cell>
          <table:table-cell office:value-type="string" calcext:value-type="string">
            <text:p>SubClassificationSymbol</text:p>
          </table:table-cell>
          <table:table-cell office:value-type="string" calcext:value-type="string">
            <text:p><text:a xlink:href="https://www.fiscal.treasury.gov/data/FMSv48/TASv30/TreasuryAccountSymbolRecords/TreasuryAccountSymbolRecord/BusinessEventTypeRecords/BusinessEventTypeRecord/InternalClassification/index.html" xlink:type="simple">/TreasuryAccountSymbolRecords/TreasuryAccountSymbolRecord/BusinessEventTypeRecords/BusinessEventTypeRecord/InternalClassification</text:a></text:p>
          </table:table-cell>
          <table:table-cell office:value-type="string" calcext:value-type="string">
            <text:p>Sub-classification of a STAR Treasury Account Symbol (TAS).</text:p>
          </table:table-cell>
        </table:table-row>
        <table:table-row table:style-name="ro16">
          <table:table-cell office:value-type="string" calcext:value-type="string">
            <text:p>No Change</text:p>
          </table:table-cell>
          <table:table-cell office:value-type="string" calcext:value-type="string">
            <text:p>attribute</text:p>
          </table:table-cell>
          <table:table-cell office:value-type="string" calcext:value-type="string">
            <text:p>Sub-levelPrefixCode</text:p>
          </table:table-cell>
          <table:table-cell office:value-type="string" calcext:value-type="string">
            <text:p><text:a xlink:href="https://www.fiscal.treasury.gov/data/FMSv48/TASv30/TreasuryAccountSymbolRecords/TreasuryAccountSymbolRecord/TreasuryAccountSymbol/index.html" xlink:type="simple">/TreasuryAccountSymbolRecords/TreasuryAccountSymbolRecord/TreasuryAccountSymbol</text:a></text:p>
          </table:table-cell>
          <table:table-cell office:value-type="string" calcext:value-type="string">
            <text:p>When populated, represents a programmatic breakdown of the account for Treasury publication purposes.</text:p>
          </table:table-cell>
        </table:table-row>
        <table:table-row table:style-name="ro17">
          <table:table-cell office:value-type="string" calcext:value-type="string">
            <text:p>No Change</text:p>
          </table:table-cell>
          <table:table-cell office:value-type="string" calcext:value-type="string">
            <text:p>attribute</text:p>
          </table:table-cell>
          <table:table-cell office:value-type="string" calcext:value-type="string">
            <text:p>TotalCount</text:p>
          </table:table-cell>
          <table:table-cell office:value-type="string" calcext:value-type="string">
            <text:p><text:a xlink:href="https://www.fiscal.treasury.gov/data/FMSv48/TASv30/TreasuryAccountSymbolRecords/index.html" xlink:type="simple">/TreasuryAccountSymbolRecords</text:a></text:p>
          </table:table-cell>
          <table:table-cell office:value-type="string" calcext:value-type="string">
            <text:p>Indicates the total number of items.</text:p>
          </table:table-cell>
        </table:table-row>
        <table:table-row table:style-name="ro18">
          <table:table-cell office:value-type="string" calcext:value-type="string">
            <text:p>No Change</text:p>
          </table:table-cell>
          <table:table-cell office:value-type="string" calcext:value-type="string">
            <text:p>element</text:p>
          </table:table-cell>
          <table:table-cell office:value-type="string" calcext:value-type="string">
            <text:p>TreasuryAccountSymbol</text:p>
          </table:table-cell>
          <table:table-cell office:value-type="string" calcext:value-type="string">
            <text:p><text:a xlink:href="https://www.fiscal.treasury.gov/data/FMSv48/TASv30/TreasuryAccountSymbolRecords/TreasuryAccountSymbolRecord/TreasuryAccountSymbol/index.html" xlink:type="simple">/TreasuryAccountSymbolRecords/TreasuryAccountSymbolRecord</text:a></text:p>
          </table:table-cell>
          <table:table-cell office:value-type="string" calcext:value-type="string">
            <text:p>The Treasury Account Symbol is an identification code assigned by Treasury, in collaboration with OMB and the owner agency, to an individual appropriation, receipt, or other fund account. (These accounts are defined in I TFM 2-1500.)</text:p>
          </table:table-cell>
        </table:table-row>
        <table:table-row table:style-name="ro4">
          <table:table-cell office:value-type="string" calcext:value-type="string">
            <text:p>New</text:p>
          </table:table-cell>
          <table:table-cell office:value-type="string" calcext:value-type="string">
            <text:p>element</text:p>
          </table:table-cell>
          <table:table-cell office:value-type="string" calcext:value-type="string">
            <text:p>TreasuryAccountSymbolRecord</text:p>
          </table:table-cell>
          <table:table-cell office:value-type="string" calcext:value-type="string">
            <text:p><text:a xlink:href="https://www.fiscal.treasury.gov/data/FMSv48/TASv30/TreasuryAccountSymbolRecords/TreasuryAccountSymbolRecord/index.html" xlink:type="simple">/TreasuryAccountSymbolRecords</text:a></text:p>
          </table:table-cell>
          <table:table-cell office:value-type="string" calcext:value-type="string">
            <text:p>A container which holds reference data describing a single occurrence of a United States Treasury account.</text:p>
          </table:table-cell>
        </table:table-row>
        <table:table-row table:style-name="ro5">
          <table:table-cell office:value-type="string" calcext:value-type="string">
            <text:p>New</text:p>
          </table:table-cell>
          <table:table-cell office:value-type="string" calcext:value-type="string">
            <text:p>element</text:p>
          </table:table-cell>
          <table:table-cell office:value-type="string" calcext:value-type="string">
            <text:p>TreasuryAccountSymbolRecords</text:p>
          </table:table-cell>
          <table:table-cell office:value-type="string" calcext:value-type="string">
            <text:p><text:a xlink:href="https://www.fiscal.treasury.gov/data/FMSv48/TASv30/TreasuryAccountSymbolRecords/index.html" xlink:type="simple"> </text:a></text:p>
          </table:table-cell>
          <table:table-cell office:value-type="string" calcext:value-type="string">
            <text:p>Contains a collection of Treasury Account Symbol records.</text:p>
          </table:table-cell>
        </table:table-row>
        <table:table-row table:style-name="ro5">
          <table:table-cell office:value-type="string" calcext:value-type="string">
            <text:p>New</text:p>
          </table:table-cell>
          <table:table-cell office:value-type="string" calcext:value-type="string">
            <text:p>attribute</text:p>
          </table:table-cell>
          <table:table-cell office:value-type="string" calcext:value-type="string">
            <text:p>VersionIdentifier</text:p>
          </table:table-cell>
          <table:table-cell office:value-type="string" calcext:value-type="string">
            <text:p><text:a xlink:href="https://www.fiscal.treasury.gov/data/FMSv48/TASv30/TreasuryAccountSymbolRecords/index.html" xlink:type="simple">/TreasuryAccountSymbolRecords</text:a></text:p>
          </table:table-cell>
          <table:table-cell office:value-type="string" calcext:value-type="string">
            <text:p>Indicates an identifier assigned to a version for this transmiss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9">00/00/0000</text:date>, <text:time style:data-style-name="N2" text:time-value="22:19:20.442089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un </meta:initial-creator>
    <meta:creation-date>2016-02-19T14:20:19.466223182</meta:creation-date>
    <dc:date>2016-02-19T14:27:44.194144596</dc:date>
    <dc:creator>Shaun </dc:creator>
    <meta:editing-duration>PT7M26S</meta:editing-duration>
    <meta:editing-cycles>2</meta:editing-cycles>
    <meta:generator>LibreOffice/4.4.3.2$Linux_X86_64 LibreOffice_project/40m0$Build-2</meta:generator>
    <meta:document-statistic meta:table-count="1" meta:cell-count="245" meta:object-count="0"/>
  </office:meta>
</office:document-meta>
</file>